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4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fo:border="0.002cm solid #000000"/>
    </style:style>
  </office:automatic-styles>
  <office:body>
    <office:spreadsheet>
      <table:table table:name="20%-Fil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Wire length (mm)</text:p>
          </table:table-cell>
          <table:table-cell table:style-name="ce1" office:value-type="string">
            <text:p>Print Time (s)</text:p>
          </table:table-cell>
          <table:table-cell table:style-name="ce1" office:value-type="string">
            <text:p>Print Time (hh:mm:ss)</text:p>
          </table:table-cell>
          <table:table-cell table:number-columns-repeated="2"/>
        </table:table-row>
        <table:table-row table:style-name="ro1">
          <table:table-cell office:value-type="string">
            <text:p>Base-1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2];3600);QUOTIENT(MOD([.C2];3600); 60);MOD([.C2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2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3];3600);QUOTIENT(MOD([.C3];3600); 60);MOD([.C3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3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4];3600);QUOTIENT(MOD([.C4];3600); 60);MOD([.C4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Base-4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5];3600);QUOTIENT(MOD([.C5];3600); 60);MOD([.C5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Top-1</text:p>
          </table:table-cell>
          <table:table-cell office:value-type="float" office:value="5002">
            <text:p>5002</text:p>
          </table:table-cell>
          <table:table-cell table:formula="of:=3600+ (60 * 1) + 53" office:value-type="float" office:value="3713">
            <text:p>3713</text:p>
          </table:table-cell>
          <table:table-cell table:formula="of:=TIME(QUOTIENT([.C6];3600);QUOTIENT(MOD([.C6];3600); 60);MOD([.C6];60))" office:value-type="time" office:time-value="PT01H01M53S">
            <text:p>01:01:53</text:p>
          </table:table-cell>
          <table:table-cell table:number-columns-repeated="2"/>
        </table:table-row>
        <table:table-row table:style-name="ro1">
          <table:table-cell office:value-type="string">
            <text:p>Top-2</text:p>
          </table:table-cell>
          <table:table-cell office:value-type="float" office:value="4937">
            <text:p>4937</text:p>
          </table:table-cell>
          <table:table-cell office:value-type="float" office:value="3602">
            <text:p>3602</text:p>
          </table:table-cell>
          <table:table-cell table:formula="of:=TIME(QUOTIENT([.C7];3600);QUOTIENT(MOD([.C7];3600); 60);MOD([.C7];60))" office:value-type="time" office:time-value="PT01H00M02S">
            <text:p>01:00:02</text:p>
          </table:table-cell>
          <table:table-cell table:number-columns-repeated="2"/>
        </table:table-row>
        <table:table-row table:style-name="ro1">
          <table:table-cell office:value-type="string">
            <text:p>Top-3</text:p>
          </table:table-cell>
          <table:table-cell office:value-type="float" office:value="3420">
            <text:p>3420</text:p>
          </table:table-cell>
          <table:table-cell table:formula="of:=(41 * 60) + 14" office:value-type="float" office:value="2474">
            <text:p>2474</text:p>
          </table:table-cell>
          <table:table-cell table:formula="of:=TIME(QUOTIENT([.C8];3600);QUOTIENT(MOD([.C8];3600); 60);MOD([.C8];60))" office:value-type="time" office:time-value="PT00H41M14S">
            <text:p>00:41:14</text:p>
          </table:table-cell>
          <table:table-cell table:number-columns-repeated="2"/>
        </table:table-row>
        <table:table-row table:style-name="ro1">
          <table:table-cell office:value-type="string">
            <text:p>Top-4</text:p>
          </table:table-cell>
          <table:table-cell office:value-type="float" office:value="3416">
            <text:p>3416</text:p>
          </table:table-cell>
          <table:table-cell table:formula="of:=(41*60) +13" office:value-type="float" office:value="2473">
            <text:p>2473</text:p>
          </table:table-cell>
          <table:table-cell table:formula="of:=TIME(QUOTIENT([.C9];3600);QUOTIENT(MOD([.C9];3600); 60);MOD([.C9];60))" office:value-type="time" office:time-value="PT00H41M13S">
            <text:p>00:41: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:.B10])" office:value-type="float" office:value="26883">
            <text:p>26883</text:p>
          </table:table-cell>
          <table:table-cell table:style-name="ce3" table:formula="of:=SUM([.C2:.C9])" office:value-type="float" office:value="19884">
            <text:p>19884</text:p>
          </table:table-cell>
          <table:table-cell table:style-name="ce3" table:formula="of:=TIME(QUOTIENT([.C11];3600);QUOTIENT(MOD([.C11];3600); 60);MOD([.C11];60))" office:value-type="time" office:time-value="PT05H31M24S">
            <text:p>05:31:24</text:p>
          </table:table-cell>
          <table:table-cell table:number-columns-repeated="2"/>
        </table:table-row>
      </table:table>
      <table:table table:name="10%-Fil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Wire length (mm)</text:p>
          </table:table-cell>
          <table:table-cell table:style-name="ce1" office:value-type="string">
            <text:p>Print Time (s)</text:p>
          </table:table-cell>
          <table:table-cell table:style-name="ce1" office:value-type="string">
            <text:p>Print Time (hh:mm:ss)</text:p>
          </table:table-cell>
        </table:table-row>
        <table:table-row table:style-name="ro1">
          <table:table-cell office:value-type="string">
            <text:p>Base-1</text:p>
          </table:table-cell>
          <table:table-cell office:value-type="float" office:value="2400">
            <text:p>2400</text:p>
          </table:table-cell>
          <table:table-cell table:formula="of:=(30 * 60) + 53" office:value-type="float" office:value="1853">
            <text:p>1853</text:p>
          </table:table-cell>
          <table:table-cell table:formula="of:=TIME(QUOTIENT([.C2];3600);QUOTIENT(MOD([.C2];3600); 60);MOD([.C2];60))" office:value-type="time" office:time-value="PT00H30M53S">
            <text:p>00:30:53</text:p>
          </table:table-cell>
        </table:table-row>
        <table:table-row table:style-name="ro1">
          <table:table-cell office:value-type="string">
            <text:p>Base-2</text:p>
          </table:table-cell>
          <table:table-cell office:value-type="float" office:value="2399">
            <text:p>2399</text:p>
          </table:table-cell>
          <table:table-cell table:formula="of:=(30 * 60) + 52" office:value-type="float" office:value="1852">
            <text:p>1852</text:p>
          </table:table-cell>
          <table:table-cell table:formula="of:=TIME(QUOTIENT([.C3];3600);QUOTIENT(MOD([.C3];3600); 60);MOD([.C3];60))" office:value-type="time" office:time-value="PT00H30M52S">
            <text:p>00:30:52</text:p>
          </table:table-cell>
        </table:table-row>
        <table:table-row table:style-name="ro1">
          <table:table-cell office:value-type="string">
            <text:p>Base-3</text:p>
          </table:table-cell>
          <table:table-cell office:value-type="float" office:value="2399">
            <text:p>2399</text:p>
          </table:table-cell>
          <table:table-cell table:formula="of:=(30 * 60) + 50" office:value-type="float" office:value="1850">
            <text:p>1850</text:p>
          </table:table-cell>
          <table:table-cell table:formula="of:=TIME(QUOTIENT([.C4];3600);QUOTIENT(MOD([.C4];3600); 60);MOD([.C4];60))" office:value-type="time" office:time-value="PT00H30M50S">
            <text:p>00:30:50</text:p>
          </table:table-cell>
        </table:table-row>
        <table:table-row table:style-name="ro1">
          <table:table-cell office:value-type="string">
            <text:p>Base-4</text:p>
          </table:table-cell>
          <table:table-cell office:value-type="float" office:value="2399">
            <text:p>2399</text:p>
          </table:table-cell>
          <table:table-cell table:formula="of:=(30 * 60) + 52" office:value-type="float" office:value="1852">
            <text:p>1852</text:p>
          </table:table-cell>
          <table:table-cell table:formula="of:=TIME(QUOTIENT([.C5];3600);QUOTIENT(MOD([.C5];3600); 60);MOD([.C5];60))" office:value-type="time" office:time-value="PT00H30M52S">
            <text:p>00:30:52</text:p>
          </table:table-cell>
        </table:table-row>
        <table:table-row table:style-name="ro1">
          <table:table-cell office:value-type="string">
            <text:p>Top-1</text:p>
          </table:table-cell>
          <table:table-cell office:value-type="float" office:value="4798">
            <text:p>4798</text:p>
          </table:table-cell>
          <table:table-cell table:formula="of:=3600+ (60 * 0) + 15" office:value-type="float" office:value="3615">
            <text:p>3615</text:p>
          </table:table-cell>
          <table:table-cell table:formula="of:=TIME(QUOTIENT([.C6];3600);QUOTIENT(MOD([.C6];3600); 60);MOD([.C6];60))" office:value-type="time" office:time-value="PT01H00M15S">
            <text:p>01:00:15</text:p>
          </table:table-cell>
        </table:table-row>
        <table:table-row table:style-name="ro1">
          <table:table-cell office:value-type="string">
            <text:p>Top-2</text:p>
          </table:table-cell>
          <table:table-cell office:value-type="float" office:value="4728">
            <text:p>4728</text:p>
          </table:table-cell>
          <table:table-cell table:formula="of:=(58 * 60) + 36" office:value-type="float" office:value="3516">
            <text:p>3516</text:p>
          </table:table-cell>
          <table:table-cell table:formula="of:=TIME(QUOTIENT([.C7];3600);QUOTIENT(MOD([.C7];3600); 60);MOD([.C7];60))" office:value-type="time" office:time-value="PT00H58M36S">
            <text:p>00:58:36</text:p>
          </table:table-cell>
        </table:table-row>
        <table:table-row table:style-name="ro1">
          <table:table-cell office:value-type="string">
            <text:p>Top-3</text:p>
          </table:table-cell>
          <table:table-cell office:value-type="float" office:value="3287">
            <text:p>3287</text:p>
          </table:table-cell>
          <table:table-cell table:formula="of:=(40 * 60) + 26" office:value-type="float" office:value="2426">
            <text:p>2426</text:p>
          </table:table-cell>
          <table:table-cell table:formula="of:=TIME(QUOTIENT([.C8];3600);QUOTIENT(MOD([.C8];3600); 60);MOD([.C8];60))" office:value-type="time" office:time-value="PT00H40M26S">
            <text:p>00:40:26</text:p>
          </table:table-cell>
        </table:table-row>
        <table:table-row table:style-name="ro1">
          <table:table-cell office:value-type="string">
            <text:p>Top-4</text:p>
          </table:table-cell>
          <table:table-cell office:value-type="float" office:value="3288">
            <text:p>3288</text:p>
          </table:table-cell>
          <table:table-cell table:formula="of:=(40*60) +19" office:value-type="float" office:value="2419">
            <text:p>2419</text:p>
          </table:table-cell>
          <table:table-cell table:formula="of:=TIME(QUOTIENT([.C9];3600);QUOTIENT(MOD([.C9];3600); 60);MOD([.C9];60))" office:value-type="time" office:time-value="PT00H40M19S">
            <text:p>00:40: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:.B10])" office:value-type="float" office:value="25698">
            <text:p>25698</text:p>
          </table:table-cell>
          <table:table-cell table:style-name="ce3" table:formula="of:=SUM([.C2:.C9])" office:value-type="float" office:value="19383">
            <text:p>19383</text:p>
          </table:table-cell>
          <table:table-cell table:style-name="ce3" table:formula="of:=TIME(QUOTIENT([.C11];3600);QUOTIENT(MOD([.C11];3600); 60);MOD([.C11];60))" office:value-type="time" office:time-value="PT05H23M03S">
            <text:p>05:23:0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9/10/2018</text:date>, <text:time>12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0-19T10:59:13.72</meta:creation-date>
    <dc:date>2018-10-19T12:38:20.76</dc:date>
    <dc:creator>Vignesh Sridharan</dc:creator>
    <meta:editing-duration>PT25M49S</meta:editing-duration>
    <meta:editing-cycles>6</meta:editing-cycles>
    <meta:generator>OpenOffice/4.1.5$Win32 OpenOffice.org_project/415m1$Build-9789</meta:generator>
    <meta:document-statistic meta:table-count="3" meta:cell-count="80" meta:object-count="0"/>
  </office:meta>
</office:document-meta>
</file>